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ListParagraph" style:list-style-name="LFO1" style:family="paragraph">
      <style:text-properties fo:language="en" fo:country="US"/>
    </style:style>
    <style:style style:name="P4" style:parent-style-name="ListParagraph" style:list-style-name="LFO1" style:family="paragraph">
      <style:text-properties fo:language="en" fo:country="US"/>
    </style:style>
    <style:style style:name="P5" style:parent-style-name="ListParagraph" style:list-style-name="LFO1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Title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ListParagraph" style:list-style-name="LFO3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Title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ListParagraph" style:list-style-name="LFO4" style:family="paragraph">
      <style:text-properties fo:language="en" fo:country="US"/>
    </style:style>
    <style:style style:name="P14" style:parent-style-name="ListParagraph" style:list-style-name="LFO4" style:family="paragraph">
      <style:text-properties fo:language="en" fo:country="US"/>
    </style:style>
    <style:style style:name="P15" style:parent-style-name="ListParagraph" style:list-style-name="LFO4" style:family="paragraph">
      <style:text-properties fo:language="en" fo:country="US"/>
    </style:style>
    <style:style style:name="P16" style:parent-style-name="ListParagraph" style:list-style-name="LFO4" style:family="paragraph">
      <style:text-properties fo:language="en" fo:country="US"/>
    </style:style>
    <style:style style:name="P17" style:parent-style-name="ListParagraph" style:list-style-name="LFO4" style:family="paragraph"/>
    <style:style style:name="T18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Activities</text:p>
      <text:p text:style-name="P2"/>
      <text:list text:style-name="LFO1" text:continue-numbering="true">
        <text:list-item>
          <text:p text:style-name="P3">Communiceren met de klant.</text:p>
        </text:list-item>
        <text:list-item>
          <text:p text:style-name="P4">Serverhosting</text:p>
        </text:list-item>
        <text:list-item>
          <text:p text:style-name="P5">Webprogramming</text:p>
        </text:list-item>
      </text:list>
      <text:p text:style-name="P6"/>
      <text:p text:style-name="P7">Partners</text:p>
      <text:p text:style-name="P8"/>
      <text:list text:style-name="LFO3" text:continue-numbering="true">
        <text:list-item>
          <text:p text:style-name="P9">Serverhosting bedrijf</text:p>
        </text:list-item>
      </text:list>
      <text:p text:style-name="P10"/>
      <text:p text:style-name="P11">Resources</text:p>
      <text:p text:style-name="P12"/>
      <text:list text:style-name="LFO4" text:continue-numbering="true">
        <text:list-item>
          <text:p text:style-name="P13">Een server</text:p>
        </text:list-item>
        <text:list-item>
          <text:p text:style-name="P14">Email</text:p>
        </text:list-item>
        <text:list-item>
          <text:p text:style-name="P15">Telefoon</text:p>
        </text:list-item>
        <text:list-item>
          <text:p text:style-name="P16">Laptop</text:p>
        </text:list-item>
        <text:list-item>
          <text:p text:style-name="P17"><text:span text:style-name="T18">Codering software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thijs Jurriaans</meta:initial-creator>
    <dc:creator>Matthijs Jurriaans</dc:creator>
    <meta:creation-date>2022-06-18T12:27:00Z</meta:creation-date>
    <dc:date>2022-06-18T13:37:00Z</dc:date>
    <meta:template xlink:href="Normal" xlink:type="simple"/>
    <meta:editing-cycles>1</meta:editing-cycles>
    <meta:editing-duration>PT4200S</meta:editing-duration>
    <meta:document-statistic meta:page-count="1" meta:paragraph-count="1" meta:word-count="24" meta:character-count="163" meta:row-count="1" meta:non-whitespace-character-count="140"/>
  </office:meta>
</office:document-meta>
</file>